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832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832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832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832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832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832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832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832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832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832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832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832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832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832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832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832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832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ue David Figueroa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9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8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orky Figuero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39245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3.2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7" meta:non-whitespace-character-count="991"/>
    <meta:template xlink:type="simple" xlink:actuate="onRequest" xlink:title="Normal" xlink:href=""/>
  </office:meta>
</office:document-meta>
</file>